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5.04cm" svg:x="2.6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2.549cm" svg:y="1.66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4cm" svg:height="7.54cm" svg:x="5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5.046cm" svg:y="1.66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cm" svg:height="2.5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0.04cm" svg:x="10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7.561cm" svg:y="1.66cm">
          <draw:image xlink:href="Pictures/10000201000001E0000001E0EE121C74.png" xlink:type="simple" xlink:show="embed" xlink:actuate="onLoad">
            <text:p/>
          </draw:image>
        </draw:frame>
        <draw:frame draw:style-name="gr4" draw:text-style-name="P1" draw:layer="layout" svg:width="2.741cm" svg:height="2.502cm" svg:x="10.075cm" svg:y="1.66cm">
          <draw:image xlink:href="Pictures/10000201000001E0000001E0EE121C74.png" xlink:type="simple" xlink:show="embed" xlink:actuate="onLoad">
            <text:p/>
          </draw:image>
        </draw:frame>
        <draw:frame draw:style-name="gr5" draw:text-style-name="P2" draw:layer="layout" svg:width="10.184cm" svg:height="1.605cm" svg:x="2.733cm" svg:y="12.416cm">
          <draw:text-box>
            <text:p text:style-name="P2"><text:span text:style-name="T1">Each rook can only be placed in the </text:span></text:p>
            <text:p text:style-name="P2"><text:span text:style-name="T1">highlighted row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0:36:51.676277937</dc:date>
    <dc:creator>elucterio </dc:creator>
    <meta:editing-duration>PT2H44M44S</meta:editing-duration>
    <meta:editing-cycles>9</meta:editing-cycles>
    <meta:generator>LibreOffice/4.2.8.2$Linux_X86_64 LibreOffice_project/420m0$Build-2</meta:generator>
    <meta:document-statistic meta:object-count="25"/>
  </office:meta>
</office:document-meta>
</file>